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6" draw:layer="layout" svg:width="2.09cm" svg:height="0.962cm" svg:x="4.31cm" svg:y="7.3cm">
          <draw:text-box>
            <text:p>Entity</text:p>
          </draw:text-box>
        </draw:frame>
        <draw:frame draw:style-name="gr6" draw:layer="layout" svg:width="2.792cm" svg:height="0.962cm" svg:x="13.108cm" svg:y="7.4cm">
          <draw:text-box>
            <text:p>Process</text:p>
          </draw:text-box>
        </draw:frame>
        <draw:frame draw:style-name="gr6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5.5cm" svg:height="4.745cm" svg:x="1.6cm" svg:y="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84cm" svg:height="0.962cm" svg:x="3.31cm" svg:y="2.9cm">
          <draw:text-box>
            <text:p>User</text:p>
          </draw:text-box>
        </draw:frame>
        <draw:custom-shape draw:style-name="gr1" draw:text-style-name="P1" draw:layer="layout" svg:width="3.8cm" svg:height="3.4cm" svg:x="13.236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36cm" svg:y1="1.8cm" svg:x2="16.836cm" svg:y2="1.8cm">
          <text:p/>
        </draw:line>
        <draw:line draw:style-name="gr3" draw:text-style-name="P1" draw:layer="layout" svg:x1="19.636cm" svg:y1="5.2cm" svg:x2="16.936cm" svg:y2="5.2cm">
          <text:p/>
        </draw:line>
        <draw:frame draw:style-name="gr6" draw:layer="layout" svg:width="3.211cm" svg:height="2.384cm" svg:x="13.689cm" svg:y="2.316cm">
          <draw:text-box>
            <text:p>YouTube </text:p>
            <text:p>Video</text:p>
            <text:p>Database</text:p>
          </draw:text-box>
        </draw:frame>
        <draw:custom-shape draw:style-name="gr2" draw:text-style-name="P1" draw:layer="layout" svg:width="6.4cm" svg:height="4.881cm" svg:x="7.9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7.9cm" svg:y1="12.481cm" svg:x2="14.3cm" svg:y2="12.481cm">
          <text:p/>
        </draw:line>
        <draw:line draw:style-name="gr3" draw:text-style-name="P1" draw:layer="layout" svg:x1="7.9cm" svg:y1="9.081cm" svg:x2="14.3cm" svg:y2="9.081cm">
          <text:p/>
        </draw:line>
        <draw:frame draw:style-name="gr6" draw:layer="layout" svg:width="6.666cm" svg:height="1.673cm" svg:x="7.9cm" svg:y="9.827cm">
          <draw:text-box>
            <text:p>Filters videos relating </text:p>
            <text:p>To the input search</text:p>
          </draw:text-box>
        </draw:frame>
        <draw:line draw:style-name="gr4" draw:text-style-name="P1" draw:layer="layout" svg:x1="18.3cm" svg:y1="5.208cm" svg:x2="14.224cm" svg:y2="8.9cm">
          <text:p/>
        </draw:line>
        <draw:frame draw:style-name="gr7" draw:layer="layout" svg:width="4.87cm" svg:height="1cm" draw:transform="rotate (0.792728546255824) translate (14.6cm 8.798cm)">
          <draw:text-box>
            <text:p>Input keywords</text:p>
          </draw:text-box>
        </draw:frame>
        <draw:line draw:style-name="gr4" draw:text-style-name="P1" draw:layer="layout" svg:x1="7.8cm" svg:y1="10.997cm" svg:x2="5.734cm" svg:y2="5.9cm">
          <text:p/>
        </draw:line>
        <draw:frame draw:style-name="gr5" draw:layer="layout" svg:width="7.2cm" svg:height="0.962cm" draw:transform="rotate (-1.13010069066633) translate (5.299cm 5.758cm)">
          <draw:text-box>
            <text:p>List of related videos</text:p>
          </draw:text-box>
        </draw:frame>
        <draw:line draw:style-name="gr4" draw:text-style-name="P1" draw:layer="layout" svg:x1="7.5cm" svg:y1="3.6cm" svg:x2="13cm" svg:y2="3.6cm">
          <text:p/>
        </draw:line>
        <draw:frame draw:style-name="gr5" draw:layer="layout" svg:width="4.3cm" svg:height="0.962cm" svg:x="8.3cm" svg:y="2.8cm">
          <draw:text-box>
            <text:p>Input Sear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1T10:06:19.244000000</dc:date>
    <meta:editing-duration>PT24M2S</meta:editing-duration>
    <meta:editing-cycles>4</meta:editing-cycles>
    <meta:generator>LibreOffice/4.2.5.2$Windows_x86 LibreOffice_project/61cb170a04bb1f12e77c884eab9192be736ec5f5</meta:generator>
    <meta:document-statistic meta:object-count="29"/>
  </office:meta>
</office:document-meta>
</file>